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ピンクパイナップル]フェラピュア ～御手洗さん家の事情～ THE ANIMATION 「朝から晩までしゃぶってあげる」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PoRO]鬼父2-REVENGE- 「卑されおかっぱお袴ッ娘倍返し」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ピンクパイナップル]鬼作 コアMIX メガ盛り オカズですよ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PashminaＡ]いただきっ！セーエキ ～吸血鬼のフルコース～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Collaboration Works]トロピカルKISS ～貧乳だって人間だ！ 女の価値は、お乳で決まる! な、訳ないじゃんバカヤロー!!　by立夏編～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ミルクセーキ]美脚性奴会長 亜衣 第1巻 二之宮亜衣編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AniMan] BUST TO BUST－ちちはちちに－ 続続・ちょっとくらい腐ってるのが美味いんですよ？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メリー・ジェーン]虜ノ契 ～家族のために身体を差し出す姉と妹～ 下巻 姉妹の絆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[110617][AniMan]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[101015][AniMan]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[090501][PIXY]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[071102][PIXY]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[070601][PIXY]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[020817][ANIMAC]少女小悪魔系 蠢く女たち 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